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" svg:font-family="'Trebuchet MS'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63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43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2811in"/>
    </style:style>
    <style:style style:name="co11" style:family="table-column">
      <style:table-column-properties fo:break-before="auto" style:column-width="2.198in"/>
    </style:style>
    <style:style style:name="co12" style:family="table-column">
      <style:table-column-properties fo:break-before="auto" style:column-width="2.3957in"/>
    </style:style>
    <style:style style:name="co13" style:family="table-column">
      <style:table-column-properties fo:break-before="auto" style:column-width="2.0937in"/>
    </style:style>
    <style:style style:name="ro1" style:family="table-row">
      <style:table-row-properties style:row-height="0.645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2.7083in" fo:break-before="auto" style:use-optimal-row-height="tru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25in" fo:break-before="auto" style:use-optimal-row-height="true"/>
    </style:style>
    <style:style style:name="ro6" style:family="table-row">
      <style:table-row-properties style:row-height="0.6252in" fo:break-before="auto" style:use-optimal-row-height="true"/>
    </style:style>
    <style:style style:name="ro7" style:family="table-row">
      <style:table-row-properties style:row-height="0.1772in" fo:break-before="auto" style:use-optimal-row-height="true"/>
    </style:style>
    <style:style style:name="ro8" style:family="table-row">
      <style:table-row-properties style:row-height="0.1701in" fo:break-before="auto" style:use-optimal-row-height="true"/>
    </style:style>
    <style:style style:name="ro9" style:family="table-row">
      <style:table-row-properties style:row-height="0.2756in" fo:break-before="auto" style:use-optimal-row-height="false"/>
    </style:style>
    <style:style style:name="ro10" style:family="table-row">
      <style:table-row-properties style:row-height="0.5in" fo:break-before="auto" style:use-optimal-row-height="true"/>
    </style:style>
    <style:style style:name="ro11" style:family="table-row">
      <style:table-row-properties style:row-height="0.75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1772in" fo:break-before="auto" style:use-optimal-row-height="false"/>
    </style:style>
    <style:style style:name="ro14" style:family="table-row">
      <style:table-row-properties style:row-height="2.5in" fo:break-before="auto" style:use-optimal-row-height="true"/>
    </style:style>
    <style:style style:name="ro15" style:family="table-row">
      <style:table-row-properties style:row-height="1.25in" fo:break-before="auto" style:use-optimal-row-height="true"/>
    </style:style>
    <style:style style:name="ro16" style:family="table-row">
      <style:table-row-properties style:row-height="0.9689in" fo:break-before="auto" style:use-optimal-row-height="true"/>
    </style:style>
    <style:style style:name="ro17" style:family="table-row">
      <style:table-row-properties style:row-height="1.4583in" fo:break-before="auto" style:use-optimal-row-height="true"/>
    </style:style>
    <style:style style:name="ro18" style:family="table-row">
      <style:table-row-properties style:row-height="2.2917in" fo:break-before="auto" style:use-optimal-row-height="true"/>
    </style:style>
    <style:style style:name="ro19" style:family="table-row">
      <style:table-row-properties style:row-height="2.0835in" fo:break-before="auto" style:use-optimal-row-height="true"/>
    </style:style>
    <style:style style:name="ro20" style:family="table-row">
      <style:table-row-properties style:row-height="2.75in" fo:break-before="auto" style:use-optimal-row-height="true"/>
    </style:style>
    <style:style style:name="ro21" style:family="table-row">
      <style:table-row-properties style:row-height="1.8752in" fo:break-before="auto" style:use-optimal-row-height="true"/>
    </style:style>
    <style:style style:name="ro22" style:family="table-row">
      <style:table-row-properties style:row-height="1.6665in" fo:break-before="auto" style:use-optimal-row-height="true"/>
    </style:style>
    <style:style style:name="ta1" style:family="table" style:master-page-name="PageStyle_5f_1_20_Delta_20_SE">
      <style:table-properties table:display="true" style:writing-mode="lr-tb"/>
    </style:style>
    <style:style style:name="ta2" style:family="table" style:master-page-name="PageStyle_5f_2_20_Delta_20_NE">
      <style:table-properties table:display="true" style:writing-mode="lr-tb"/>
    </style:style>
    <style:style style:name="ta3" style:family="table" style:master-page-name="PageStyle_5f_3_20_Delta_20_NW">
      <style:table-properties table:display="true" style:writing-mode="lr-tb"/>
    </style:style>
    <style:style style:name="ta4" style:family="table" style:master-page-name="PageStyle_5f_4_20_Delta_20_SW">
      <style:table-properties table:display="true" style:writing-mode="lr-tb"/>
    </style:style>
    <style:style style:name="ta5" style:family="table" style:master-page-name="PageStyle_5f_5_20_Delta_20_Trailers">
      <style:table-properties table:display="true" style:writing-mode="lr-tb"/>
    </style:style>
    <style:style style:name="ta6" style:family="table" style:master-page-name="PageStyle_5f_6_20_Delta_20_Manor">
      <style:table-properties table:display="true" style:writing-mode="lr-tb"/>
    </style:style>
    <style:style style:name="ta7" style:family="table" style:master-page-name="PageStyle_5f_7_20_Fillmore_20_NW">
      <style:table-properties table:display="true" style:writing-mode="lr-tb"/>
    </style:style>
    <style:style style:name="ta8" style:family="table" style:master-page-name="PageStyle_5f_8_20_Fillmore_20_NE">
      <style:table-properties table:display="true" style:writing-mode="lr-tb"/>
    </style:style>
    <style:style style:name="ta9" style:family="table" style:master-page-name="PageStyle_5f_9_20_Fillmore_20_Sur">
      <style:table-properties table:display="true" style:writing-mode="lr-tb"/>
    </style:style>
    <style:style style:name="ta10" style:family="table" style:master-page-name="PageStyle_5f_10_20_Hinckley">
      <style:table-properties table:display="true" style:writing-mode="lr-tb"/>
    </style:style>
    <style:style style:name="ta11" style:family="table" style:master-page-name="PageStyle_5f_11_20_Kanosh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Trebuchet MS" fo:font-size="18pt" fo:font-style="normal" style:text-underline-style="none" fo:font-weight="bold" style:font-name-asian="Trebuchet MS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99pt solid #999999" fo:border-left="none" fo:border-right="0.99pt solid #999999" fo:border-top="none" style:vertical-align="top"/>
      <style:text-properties style:use-window-font-color="true" style:text-line-through-style="none" style:font-name="Trebuchet MS" fo:font-size="12pt" fo:font-style="normal" style:text-underline-style="none" fo:font-weight="bold" style:font-name-asian="Trebuchet MS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fo:border-bottom="0.99pt solid #999999" fo:border-left="none" fo:border-right="0.99pt solid #999999" fo:border-top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fo:border-bottom="0.99pt solid #999999" fo:border-left="none" fo:border-right="0.99pt solid #999999" fo:border-top="0.99pt solid #999999" style:vertical-align="top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999999" fo:wrap-option="wrap" fo:border-left="none" fo:border-right="0.99pt solid #999999" fo:border-top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order-bottom="none" fo:wrap-option="wrap" fo:border-left="none" fo:border-right="0.99pt solid #999999" fo:border-top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99pt solid #999999" style:text-align-source="fix" style:repeat-content="false" fo:wrap-option="wrap" fo:border-left="0.99pt solid #999999" fo:border-right="0.99pt solid #999999" fo:border-top="none" style:vertical-align="top"/>
      <style:paragraph-properties fo:text-align="center"/>
      <style:text-properties style:use-window-font-color="true" style:text-line-through-style="none" style:font-name="Trebuchet MS" fo:font-size="12pt" fo:font-style="normal" style:text-underline-style="none" fo:font-weight="bold" style:font-name-asian="Trebuchet MS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fo:border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wrap-option="wrap" fo:border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border-bottom="none" fo:wrap-option="wrap" fo:border-left="0.99pt solid #999999" fo:border-right="0.99pt solid #999999" fo:border-top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fo:border-bottom="0.99pt solid #999999" style:text-align-source="fix" style:repeat-content="false" fo:border-left="0.99pt solid #999999" fo:border-right="none" fo:border-top="none" style:vertical-align="top"/>
      <style:paragraph-properties fo:text-align="center"/>
      <style:text-properties style:use-window-font-color="true" style:text-line-through-style="none" style:font-name="Trebuchet MS" fo:font-size="12pt" fo:font-style="normal" style:text-underline-style="none" fo:font-weight="bold" style:font-name-asian="Trebuchet MS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fo:border-bottom="0.99pt solid #999999" fo:border-left="0.99pt solid #999999" fo:border-right="none" fo:border-top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fo:border-bottom="0.99pt solid #999999" fo:wrap-option="wrap" fo:border-left="0.99pt solid #999999" fo:border-right="none" fo:border-top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fo:border-bottom="none" fo:wrap-option="wrap" fo:border-left="0.99pt solid #999999" fo:border-right="none" fo:border-top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fo:border-bottom="0.99pt solid #999999" fo:border-left="none" fo:border-right="0.99pt solid #999999" fo:border-top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99pt solid #999999" fo:wrap-option="wrap" fo:border-left="none" fo:border-right="0.99pt solid #999999" fo:border-top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none" fo:border-right="0.99pt solid #999999" fo:border-top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wrap-option="wrap" fo:border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fo:wrap-option="wrap" fo:border-left="0.99pt solid #999999" fo:border-right="0.99pt solid #999999" fo:border-top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0.99pt solid #999999" fo:border-left="0.99pt solid #999999" fo:border-right="none" fo:border-top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0.99pt solid #999999" fo:wrap-option="wrap" fo:border-left="0.99pt solid #999999" fo:border-right="none" fo:border-top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wrap-option="wrap" fo:border-left="0.99pt solid #999999" fo:border-right="none" fo:border-top="0.99pt solid #999999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wrap-option="wrap" fo:border="0.99pt solid #999999" style:vertical-align="bottom"/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fo:wrap-option="wrap" fo:border="0.99pt solid #999999" style:vertical-align="bottom"/>
      <style:text-properties style:use-window-font-color="true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fo:wrap-option="wrap" fo:border="0.99pt solid #999999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none" fo:wrap-option="wrap" fo:border-left="0.99pt solid #999999" fo:border-right="0.99pt solid #999999" fo:border-top="0.99pt solid #999999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none" fo:wrap-option="wrap" fo:border-left="none" fo:border-right="0.99pt solid #999999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0.99pt solid #999999" fo:wrap-option="wrap" fo:border-left="0.99pt solid #999999" fo:border-right="none" fo:border-top="0.99pt solid #999999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none" fo:wrap-option="wrap" fo:border-left="0.99pt solid #999999" fo:border-right="0.99pt solid #999999" fo:border-top="none" style:vertical-align="bottom"/>
      <style:text-properties style:use-window-font-color="true" style:text-line-through-style="none" style:font-name="Trebuchet MS" fo:font-size="10pt" fo:font-style="normal" style:text-underline-style="none" fo:font-weight="normal" style:font-name-asian="Trebuchet MS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0.99pt solid #999999" fo:wrap-option="wrap" fo:border-left="none" fo:border-right="none" fo:border-top="0.99pt solid #999999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0.99pt solid #999999" fo:wrap-option="wrap" fo:border-left="0.99pt solid #999999" fo:border-right="none" fo:border-top="0.99pt solid #999999" style:vertical-align="bottom"/>
      <style:text-properties style:use-window-font-color="true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border-bottom="0.99pt solid #999999" fo:wrap-option="wrap" fo:border-left="0.99pt solid #999999" fo:border-right="none" fo:border-top="0.99pt solid #999999" style:vertical-align="bottom"/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fo:border-bottom="none" fo:wrap-option="wrap" fo:border-left="0.99pt solid #999999" fo:border-right="none" fo:border-top="0.99pt solid #999999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order-bottom="0.99pt solid #999999" fo:wrap-option="wrap" fo:border-left="none" fo:border-right="0.99pt solid #999999" fo:border-top="0.99pt solid #999999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none" fo:wrap-option="wrap" fo:border-left="none" fo:border-right="0.99pt solid #999999" fo:border-top="0.99pt solid #999999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order-bottom="none" fo:wrap-option="wrap" fo:border-left="none" fo:border-right="none" fo:border-top="0.99pt solid #999999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99pt solid #999999" style:text-align-source="fix" style:repeat-content="false" fo:wrap-option="wrap" fo:border-left="none" fo:border-right="0.99pt solid #999999" fo:border-top="0.99pt solid #999999" style:vertical-align="bottom"/>
      <style:paragraph-properties fo:text-align="center"/>
      <style:text-properties style:use-window-font-color="true" style:text-line-through-style="none" style:font-name="Trebuchet MS" fo:font-size="10pt" fo:font-style="italic" style:text-underline-style="none" fo:font-weight="normal" style:font-name-asian="Trebuchet MS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order-bottom="none" fo:wrap-option="wrap" fo:border-left="none" fo:border-right="none" fo:border-top="0.99pt solid #999999" style:vertical-align="bottom"/>
      <style:text-properties style:use-window-font-color="true" style:text-line-through-style="none" style:font-name="Trebuchet MS" fo:font-size="12pt" fo:font-style="normal" style:text-underline-style="none" fo:font-weight="normal" style:font-name-asian="Trebuchet MS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1 Delta 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1 Delta SE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3">
          <table:table-cell table:style-name="ce2" office:value-type="string" table:number-columns-spanned="5" table:number-rows-spanned="2">
            <text:p>Este territorio incluye todo el Sur Este del Delta. Este de Center St y Sur de Main St. Incluye los rurales. Pero, no incluye el Delta Manor Apartamentos (es territorio #6). Por favor, haga un censo del territorio.</text:p>
          </table:table-cell>
          <table:covered-table-cell table:number-columns-repeated="4"/>
          <table:table-cell table:number-columns-repeated="251"/>
        </table:table-row>
        <table:table-row table:style-name="ro2">
          <table:covered-table-cell table:number-columns-repeated="5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5">
          <table:table-cell table:style-name="ce4"/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5"/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 table:number-rows-repeated="3">
          <table:table-cell table:style-name="ce4"/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 table:number-rows-repeated="15">
          <table:table-cell table:style-name="ce6"/>
          <table:table-cell table:style-name="ce11" table:number-columns-repeated="3"/>
          <table:table-cell table:style-name="ce15"/>
          <table:table-cell table:number-columns-repeated="251"/>
        </table:table-row>
        <table:table-row table:style-name="ro5">
          <table:table-cell table:style-name="ce7"/>
          <table:table-cell table:style-name="ce12" table:number-columns-repeated="3"/>
          <table:table-cell table:style-name="ce16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/>
          <table:table-cell table:style-name="ce2"/>
          <table:table-cell table:style-name="ce2" office:value-type="string" table:number-columns-spanned="2" table:number-rows-spanned="1">
            <text:p>Por favor, haga un censo del territorio.</text:p>
          </table:table-cell>
          <table:covered-table-cell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2" table:number-columns-spanned="3" table:number-rows-spanned="1"/>
          <table:covered-table-cell table:number-columns-repeated="2"/>
          <table:table-cell table:style-name="ce2"/>
          <table:table-cell table:number-columns-repeated="251"/>
        </table:table-row>
        <table:table-row table:style-name="ro2">
          <table:table-cell table:number-columns-repeated="4"/>
          <table:table-cell table:style-name="ce2"/>
          <table:table-cell table:number-columns-repeated="251"/>
        </table:table-row>
        <table:table-row table:style-name="ro2" table:number-rows-repeated="2">
          <table:table-cell table:style-name="ce2" table:number-columns-repeated="5"/>
          <table:table-cell table:number-columns-repeated="251"/>
        </table:table-row>
        <table:table-row table:style-name="ro7" table:number-rows-repeated="2">
          <table:table-cell table:style-name="ce8" table:number-columns-repeated="5"/>
          <table:table-cell table:number-columns-repeated="251"/>
        </table:table-row>
        <table:table-row table:style-name="ro8" table:number-rows-repeated="1048540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2 Delta NE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4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2 Delta NE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9">
          <table:table-cell table:style-name="ce2" office:value-type="string" table:number-columns-spanned="5" table:number-rows-spanned="2">
            <text:p>Este territorio incluye todo el Norte y Este del Delta. Este de Center St y Norte de Main St. Incluye los rurales, lyndyll, leamington, y oak city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2"/>480 E <text:s/>280 N</text:p>
          </table:table-cell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4" office:value-type="string">
            <text:p><text:s text:c="2"/>381 E <text:s/>370 N</text:p>
          </table:table-cell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4" office:value-type="string">
            <text:p><text:s text:c="2"/>316 N <text:s/>390 E</text:p>
          </table:table-cell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4" office:value-type="string">
            <text:p><text:s text:c="2"/>325 N <text:s/>390 E</text:p>
          </table:table-cell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office:value-type="string">
            <text:p><text:s text:c="2"/>330 N <text:s/>390 E</text:p>
          </table:table-cell>
          <table:table-cell table:number-columns-repeated="255"/>
        </table:table-row>
        <table:table-row table:style-name="ro5">
          <table:table-cell office:value-type="string">
            <text:p><text:s text:c="2"/>335 N <text:s/>390 E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10">
          <table:table-cell office:value-type="string">
            <text:p><text:s text:c="2"/>349 N <text:s/>DAYS E <text:s/>(600 E)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11">
          <table:table-cell office:value-type="string">
            <text:p><text:s text:c="2"/>664 E <text:s/>MILLARD N <text:s/>(350N)</text:p>
          </table:table-cell>
          <table:table-cell table:number-columns-repeated="255"/>
        </table:table-row>
        <table:table-row table:style-name="ro5" table:number-rows-repeated="2">
          <table:table-cell table:number-columns-repeated="256"/>
        </table:table-row>
        <table:table-row table:style-name="ro10">
          <table:table-cell office:value-type="string">
            <text:p><text:s text:c="2"/>97 S <text:s/>Main St. <text:s text:c="5"/>Lyndyll</text:p>
          </table:table-cell>
          <table:table-cell table:number-columns-repeated="255"/>
        </table:table-row>
        <table:table-row table:style-name="ro2" table:number-rows-repeated="6">
          <table:table-cell table:style-name="ce18"/>
          <table:table-cell table:number-columns-repeated="255"/>
        </table:table-row>
        <table:table-row table:style-name="ro2">
          <table:table-cell table:style-name="ce19"/>
          <table:table-cell table:style-name="ce22" table:number-columns-repeated="3"/>
          <table:table-cell table:style-name="ce25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2"/>
          <table:table-cell table:style-name="ce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2" table:number-columns-spanned="3" table:number-rows-spanned="1"/>
          <table:covered-table-cell table:number-columns-repeated="2" table:style-name="Default"/>
          <table:table-cell table:style-name="ce2"/>
          <table:table-cell table:number-columns-repeated="251"/>
        </table:table-row>
        <table:table-row table:style-name="ro2">
          <table:table-cell table:style-name="Default" table:number-columns-repeated="4"/>
          <table:table-cell table:style-name="ce2"/>
          <table:table-cell table:number-columns-repeated="251"/>
        </table:table-row>
        <table:table-row table:style-name="ro2" table:number-rows-repeated="2">
          <table:table-cell table:style-name="ce2" table:number-columns-repeated="5"/>
          <table:table-cell table:number-columns-repeated="251"/>
        </table:table-row>
        <table:table-row table:style-name="ro7">
          <table:table-cell table:style-name="ce8" table:number-columns-repeated="5"/>
          <table:table-cell table:number-columns-repeated="251"/>
        </table:table-row>
        <table:table-row table:style-name="ro7">
          <table:table-cell table:style-name="ce8" table:number-columns-repeated="5"/>
          <table:table-cell table:number-columns-repeated="251"/>
        </table:table-row>
      </table:table>
      <table:table table:name="3 Delta NW" table:style-name="ta3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3 Delta NW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3">
          <table:table-cell table:style-name="ce2" office:value-type="string" table:number-columns-spanned="5" table:number-rows-spanned="2">
            <text:p>Este territorio incluye todo el Norte y Oeste del Delta. Oeste de Center St y Norte de Main St. Incluye los rurales, sutherland, sugarville, abraham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2"/>231 N <text:s/>Center <text:s/>Apt. # 3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# 4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245 N <text:s/>Center <text:s/>Apt. # 1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4"/># 2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office:value-type="string">
            <text:p><text:s text:c="3"/>83 N <text:s text:c="2"/>2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309 N <text:s/>2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440 N <text:s/>2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334 N <text:s/>3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346 N <text:s/>3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145 N <text:s/>400 W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2"/>259 W <text:s/>100 N</text:p>
          </table:table-cell>
          <table:table-cell table:number-columns-repeated="255"/>
        </table:table-row>
        <table:table-row table:style-name="ro5">
          <table:table-cell office:value-type="string">
            <text:p><text:s text:c="2"/>276 W <text:s/>100 N</text:p>
          </table:table-cell>
          <table:table-cell table:number-columns-repeated="255"/>
        </table:table-row>
        <table:table-row table:style-name="ro5">
          <table:table-cell office:value-type="string">
            <text:p><text:s text:c="2"/>329 W <text:s/>100 N</text:p>
          </table:table-cell>
          <table:table-cell table:number-columns-repeated="255"/>
        </table:table-row>
        <table:table-row table:style-name="ro5">
          <table:table-cell office:value-type="string">
            <text:p><text:s text:c="2"/>616 W <text:s/>100 N</text:p>
          </table:table-cell>
          <table:table-cell table:number-columns-repeated="255"/>
        </table:table-row>
        <table:table-row table:style-name="ro5">
          <table:table-cell office:value-type="string">
            <text:p><text:s text:c="2"/>631 W <text:s/>100 N</text:p>
          </table:table-cell>
          <table:table-cell table:number-columns-repeated="255"/>
        </table:table-row>
        <table:table-row table:style-name="ro5">
          <table:table-cell office:value-type="string">
            <text:p><text:s text:c="3"/>40 W <text:s text:c="2"/>200 N</text:p>
          </table:table-cell>
          <table:table-cell table:number-columns-repeated="255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office:value-type="string">
            <text:p><text:s text:c="2"/>244 W <text:s/>400 N</text:p>
          </table:table-cell>
          <table:table-cell table:number-columns-repeated="255"/>
        </table:table-row>
        <table:table-row table:style-name="ro10">
          <table:table-cell office:value-type="string">
            <text:p><text:s text:c="2"/>1185 N 1000 W (Jones Rd.)</text:p>
          </table:table-cell>
          <table:table-cell table:number-columns-repeated="255"/>
        </table:table-row>
        <table:table-row table:style-name="ro10">
          <table:table-cell office:value-type="string">
            <text:p><text:s text:c="2"/>4620 N 1000 W (Jones Rd.)</text:p>
          </table:table-cell>
          <table:table-cell table:number-columns-repeated="2"/>
          <table:table-cell table:style-name="ce31"/>
          <table:table-cell table:style-name="ce33"/>
          <table:table-cell table:style-name="ce2" table:number-columns-repeated="2"/>
          <table:table-cell table:number-columns-repeated="249"/>
        </table:table-row>
        <table:table-row table:style-name="ro5">
          <table:table-cell table:number-columns-repeated="256"/>
        </table:table-row>
        <table:table-row table:style-name="ro10">
          <table:table-cell office:value-type="string">
            <text:p><text:s text:c="2"/>7035 N <text:s/>2000 W</text:p>
          </table:table-cell>
          <table:table-cell table:style-name="ce26" table:number-columns-repeated="3"/>
          <table:table-cell table:number-columns-repeated="252"/>
        </table:table-row>
        <table:table-row table:style-name="ro10">
          <table:table-cell office:value-type="string">
            <text:p><text:s text:c="2"/>6750 N <text:s/>2840 W</text:p>
          </table:table-cell>
          <table:table-cell table:number-columns-repeated="255"/>
        </table:table-row>
        <table:table-row table:style-name="ro10">
          <table:table-cell office:value-type="string">
            <text:p><text:s text:c="2"/>5260 N <text:s/>6000 W</text:p>
          </table:table-cell>
          <table:table-cell table:number-columns-repeated="255"/>
        </table:table-row>
        <table:table-row table:style-name="ro10">
          <table:table-cell office:value-type="string">
            <text:p><text:s text:c="2"/>7154 N <text:s/>3000 W</text:p>
          </table:table-cell>
          <table:table-cell table:style-name="ce27" table:number-columns-repeated="3"/>
          <table:table-cell table:style-name="ce34"/>
          <table:table-cell table:number-columns-repeated="251"/>
        </table:table-row>
        <table:table-row table:style-name="ro10">
          <table:table-cell office:value-type="string">
            <text:p><text:s text:c="2"/>1990 N <text:s/>7000 W</text:p>
          </table:table-cell>
          <table:table-cell table:style-name="ce27" table:number-columns-repeated="3"/>
          <table:table-cell table:style-name="ce34"/>
          <table:table-cell table:number-columns-repeated="251"/>
        </table:table-row>
        <table:table-row table:style-name="ro10">
          <table:table-cell office:value-type="string">
            <text:p><text:s text:c="2"/>3820 N <text:s/>7500 W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2"/>6005 N <text:s/>7500 W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/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2"/>3520 W <text:s/>1500 N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2"/>3060 W <text:s/>2600 N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2900 W 7500 N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2925 W 7500 N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3095 W 7500 N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2">
          <table:table-cell table:style-name="ce18"/>
          <table:table-cell table:style-name="ce28" table:number-columns-repeated="3"/>
          <table:table-cell table:style-name="ce31"/>
          <table:table-cell table:number-columns-repeated="251"/>
        </table:table-row>
        <table:table-row table:style-name="ro2">
          <table:table-cell table:style-name="ce19"/>
          <table:table-cell table:style-name="ce29" table:number-columns-repeated="3"/>
          <table:table-cell table:style-name="ce36"/>
          <table:table-cell table:number-columns-repeated="251"/>
        </table:table-row>
        <table:table-row table:style-name="ro13">
          <table:table-cell table:style-name="Default" table:number-columns-repeated="5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</table:table>
      <table:table table:name="4 Delta SW" table:style-name="ta4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4 Delta SW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14">
          <table:table-cell table:style-name="ce2" office:value-type="string" table:number-columns-spanned="5" table:number-rows-spanned="2">
            <text:p>Este territorio incluye todo el Sur y Oeste del Delta. Oeste de Center St y Sure de Main St. Incluye los rurales, etc. Pero no incluye las trailas (son del territorio 5)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2"/>377 W <text:s/>100 S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341 W <text:s/>100 S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339 W <text:s/>200 S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325 W <text:s/>300 S <text:s/># 2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10">
          <table:table-cell office:value-type="string">
            <text:p><text:s text:c="2"/>325 W <text:s/>300 S <text:s/># 4</text:p>
          </table:table-cell>
          <table:table-cell table:number-columns-repeated="255"/>
        </table:table-row>
        <table:table-row table:style-name="ro10">
          <table:table-cell office:value-type="string">
            <text:p><text:s text:c="2"/>108 W <text:s/>300 S <text:s/>Apt. B </text:p>
          </table:table-cell>
          <table:table-cell table:number-columns-repeated="255"/>
        </table:table-row>
        <table:table-row table:style-name="ro10">
          <table:table-cell office:value-type="string">
            <text:p><text:s text:c="2"/>345 W <text:s/>300 S <text:s/>(apartmnts)</text:p>
          </table:table-cell>
          <table:table-cell table:number-columns-repeated="255"/>
        </table:table-row>
        <table:table-row table:style-name="ro10">
          <table:table-cell office:value-type="string">
            <text:p><text:s text:c="5"/># 1 abajo izquierda</text:p>
          </table:table-cell>
          <table:table-cell table:number-columns-repeated="255"/>
        </table:table-row>
        <table:table-row table:style-name="ro10">
          <table:table-cell office:value-type="string">
            <text:p><text:s text:c="5"/># 2 abajo derecha</text:p>
          </table:table-cell>
          <table:table-cell table:number-columns-repeated="255"/>
        </table:table-row>
        <table:table-row table:style-name="ro10">
          <table:table-cell office:value-type="string">
            <text:p><text:s text:c="5"/># 3 arriba derecha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10">
          <table:table-cell office:value-type="string">
            <text:p><text:s text:c="3"/>100 W 400 S <text:s/>#94</text:p>
          </table:table-cell>
          <table:table-cell table:number-columns-repeated="255"/>
        </table:table-row>
        <table:table-row table:style-name="ro5">
          <table:table-cell office:value-type="string">
            <text:p><text:s text:c="3"/>327 S <text:s text:c="2"/>50 W</text:p>
          </table:table-cell>
          <table:table-cell table:number-columns-repeated="255"/>
        </table:table-row>
        <table:table-row table:style-name="ro5">
          <table:table-cell office:value-type="string">
            <text:p><text:s text:c="3"/>153 S <text:s/>100 W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10">
          <table:table-cell office:value-type="string">
            <text:p>next to: 193 S 100W #16</text:p>
          </table:table-cell>
          <table:table-cell table:number-columns-repeated="255"/>
        </table:table-row>
        <table:table-row table:style-name="ro5">
          <table:table-cell office:value-type="string">
            <text:p><text:s text:c="4"/># 1</text:p>
          </table:table-cell>
          <table:table-cell table:number-columns-repeated="255"/>
        </table:table-row>
        <table:table-row table:style-name="ro5">
          <table:table-cell office:value-type="string">
            <text:p><text:s text:c="4"/># 3</text:p>
          </table:table-cell>
          <table:table-cell table:number-columns-repeated="255"/>
        </table:table-row>
        <table:table-row table:style-name="ro5">
          <table:table-cell office:value-type="string">
            <text:p><text:s text:c="3"/>222 S <text:s/>100 W</text:p>
          </table:table-cell>
          <table:table-cell table:number-columns-repeated="255"/>
        </table:table-row>
        <table:table-row table:style-name="ro10">
          <table:table-cell office:value-type="string">
            <text:p>across de 222S <text:s/>100 W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3"/>
          <table:table-cell table:style-name="ce31"/>
          <table:table-cell table:style-name="ce33"/>
          <table:table-cell table:style-name="ce2" table:number-columns-repeated="2"/>
          <table:table-cell table:number-columns-repeated="249"/>
        </table:table-row>
        <table:table-row table:style-name="ro5">
          <table:table-cell office:value-type="string">
            <text:p><text:s text:c="3"/>275 S <text:s/>150 W</text:p>
          </table:table-cell>
          <table:table-cell table:number-columns-repeated="255"/>
        </table:table-row>
        <table:table-row table:style-name="ro5">
          <table:table-cell office:value-type="string">
            <text:p><text:s text:c="3"/>279 S <text:s/>150 W</text:p>
          </table:table-cell>
          <table:table-cell table:style-name="ce26" table:number-columns-repeated="3"/>
          <table:table-cell table:number-columns-repeated="252"/>
        </table:table-row>
        <table:table-row table:style-name="ro5">
          <table:table-cell office:value-type="string">
            <text:p><text:s text:c="4"/>94 S <text:s text:c="2"/>300 W</text:p>
          </table:table-cell>
          <table:table-cell table:number-columns-repeated="255"/>
        </table:table-row>
        <table:table-row table:style-name="ro10">
          <table:table-cell office:value-type="string">
            <text:p><text:s text:c="3"/>200 S <text:s/>300 W <text:s text:c="2"/>esquina</text:p>
          </table:table-cell>
          <table:table-cell table:number-columns-repeated="255"/>
        </table:table-row>
        <table:table-row table:style-name="ro5">
          <table:table-cell office:value-type="string">
            <text:p><text:s text:c="3"/>348 S <text:s text:c="2"/>300 W</text:p>
          </table:table-cell>
          <table:table-cell table:style-name="ce27" table:number-columns-repeated="3"/>
          <table:table-cell table:style-name="ce34"/>
          <table:table-cell table:number-columns-repeated="251"/>
        </table:table-row>
        <table:table-row table:style-name="ro10">
          <table:table-cell office:value-type="string">
            <text:p><text:s text:c="3"/>361 S <text:s text:c="2"/>300 W <text:s/># 10</text:p>
          </table:table-cell>
          <table:table-cell table:style-name="ce27" table:number-columns-repeated="3"/>
          <table:table-cell table:style-name="ce34"/>
          <table:table-cell table:number-columns-repeated="251"/>
        </table:table-row>
        <table:table-row table:style-name="ro5">
          <table:table-cell office:value-type="string">
            <text:p><text:s text:c="3"/>175 S <text:s text:c="2"/>350 W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160 S <text:s text:c="2"/>350 W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180 S <text:s text:c="2"/>400 W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192 S <text:s text:c="2"/>400 W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3"/>330 S <text:s text:c="2"/>450 W Apts.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#4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3"/>346 S <text:s text:c="2"/>450 W Apts.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# 1</text:p>
          </table:table-cell>
          <table:table-cell table:style-name="ce26" table:number-columns-repeated="3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# 2</text:p>
          </table:table-cell>
          <table:table-cell table:style-name="ce28" table:number-columns-repeated="3"/>
          <table:table-cell table:style-name="ce31"/>
          <table:table-cell table:number-columns-repeated="251"/>
        </table:table-row>
        <table:table-row table:style-name="ro5">
          <table:table-cell table:style-name="ce7" office:value-type="string">
            <text:p><text:s text:c="2"/># 4</text:p>
          </table:table-cell>
          <table:table-cell table:style-name="ce29" table:number-columns-repeated="3"/>
          <table:table-cell table:style-name="ce36"/>
          <table:table-cell table:number-columns-repeated="251"/>
        </table:table-row>
        <table:table-row table:style-name="ro5">
          <table:table-cell table:style-name="ce37"/>
          <table:table-cell table:style-name="Default" table:number-columns-repeated="4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</table:table>
      <table:table table:name="5 Delta Trailers" table:style-name="ta5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5 Delta Trailers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15">
          <table:table-cell table:style-name="ce2" office:value-type="string" table:number-columns-spanned="5" table:number-rows-spanned="2">
            <text:p>Este territorio incluye las trailas que estan en Delta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3"/>502 S <text:s text:c="2"/>500 W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# 2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# 4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# 5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office:value-type="string">
            <text:p><text:s text:c="3"/># 6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7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8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9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0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1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2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3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4 <text:s text:c="2"/>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5 <text:s/>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6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7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8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9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20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21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22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25</text:p>
          </table:table-cell>
          <table:table-cell table:number-columns-repeated="2"/>
          <table:table-cell table:style-name="ce31"/>
          <table:table-cell table:style-name="ce33"/>
          <table:table-cell table:style-name="ce2" table:number-columns-repeated="2"/>
          <table:table-cell table:number-columns-repeated="249"/>
        </table:table-row>
        <table:table-row table:style-name="ro5">
          <table:table-cell office:value-type="string">
            <text:p><text:s text:c="3"/># 26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27</text:p>
          </table:table-cell>
          <table:table-cell/>
          <table:table-cell table:style-name="ce26" table:number-columns-repeated="2"/>
          <table:table-cell table:number-columns-repeated="252"/>
        </table:table-row>
        <table:table-row table:style-name="ro5">
          <table:table-cell office:value-type="string">
            <text:p><text:s text:c="3"/># 28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29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30</text:p>
          </table:table-cell>
          <table:table-cell/>
          <table:table-cell table:style-name="ce27" table:number-columns-repeated="2"/>
          <table:table-cell table:style-name="ce34"/>
          <table:table-cell table:number-columns-repeated="251"/>
        </table:table-row>
        <table:table-row table:style-name="ro5">
          <table:table-cell office:value-type="string">
            <text:p><text:s text:c="3"/># 31</text:p>
          </table:table-cell>
          <table:table-cell/>
          <table:table-cell table:style-name="ce27" table:number-columns-repeated="2"/>
          <table:table-cell table:style-name="ce34"/>
          <table:table-cell table:number-columns-repeated="251"/>
        </table:table-row>
        <table:table-row table:style-name="ro5">
          <table:table-cell office:value-type="string">
            <text:p><text:s text:c="3"/># 32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# 33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# 34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# 35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# 36 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# 37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# 39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# 40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3"/># 41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42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44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45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46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47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48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49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50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51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52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54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office:value-type="string">
            <text:p><text:s text:c="3"/># 55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table:number-columns-repeated="2"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7">
          <table:table-cell table:style-name="ce38"/>
          <table:table-cell table:style-name="ce28" table:number-columns-repeated="3"/>
          <table:table-cell table:style-name="ce31"/>
          <table:table-cell table:number-columns-repeated="251"/>
        </table:table-row>
        <table:table-row table:style-name="ro7">
          <table:table-cell table:style-name="ce39"/>
          <table:table-cell table:style-name="ce36"/>
          <table:table-cell table:style-name="ce40" table:number-columns-repeated="3"/>
          <table:table-cell table:number-columns-repeated="251"/>
        </table:table-row>
        <table:table-row table:style-name="ro13">
          <table:table-cell table:style-name="Default" table:number-columns-repeated="5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</table:table>
      <table:table table:name="6 Delta Manor" table:style-name="ta6" table:print="false">
        <table:table-column table:style-name="co10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1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6">
          <table:table-cell table:style-name="ce1" office:value-type="string">
            <text:p>6 Delta Manor Apts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17">
          <table:table-cell table:style-name="ce2" office:value-type="string" table:number-columns-spanned="5" table:number-rows-spanned="2">
            <text:p>Este territorio incluye solamente los apartamentos del Manor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185 S <text:s/>100 E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/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Edificio A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 table:number-rows-repeated="2">
          <table:table-cell table:style-name="ce4"/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 table:number-rows-repeated="8">
          <table:table-cell table:number-columns-repeated="256"/>
        </table:table-row>
        <table:table-row table:style-name="ro5">
          <table:table-cell office:value-type="string">
            <text:p><text:s text:c="2"/>Edificio B</text:p>
          </table:table-cell>
          <table:table-cell table:number-columns-repeated="255"/>
        </table:table-row>
        <table:table-row table:style-name="ro5" table:number-rows-repeated="8">
          <table:table-cell table:number-columns-repeated="256"/>
        </table:table-row>
        <table:table-row table:style-name="ro5">
          <table:table-cell table:number-columns-repeated="3"/>
          <table:table-cell table:style-name="ce31"/>
          <table:table-cell table:style-name="ce33"/>
          <table:table-cell table:style-name="ce2" table:number-columns-repeated="2"/>
          <table:table-cell table:number-columns-repeated="249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2"/>Edificio C</text:p>
          </table:table-cell>
          <table:table-cell/>
          <table:table-cell table:style-name="ce26" table:number-columns-repeated="2"/>
          <table:table-cell table:number-columns-repeated="252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3">
          <table:table-cell table:number-columns-repeated="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 table:number-rows-repeated="2">
          <table:table-cell table:number-columns-repeated="2"/>
          <table:table-cell table:style-name="ce27" table:number-columns-repeated="2"/>
          <table:table-cell table:style-name="ce34"/>
          <table:table-cell table:number-columns-repeated="251"/>
        </table:table-row>
        <table:table-row table:style-name="ro5">
          <table:table-cell table:number-columns-repeated="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Edificio D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 table:number-rows-repeated="9">
          <table:table-cell table:number-columns-repeated="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Edificio E</text:p>
          </table:table-cell>
          <table:table-cell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 table:number-rows-repeated="13">
          <table:table-cell table:number-columns-repeated="2"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7">
          <table:table-cell table:style-name="ce38"/>
          <table:table-cell table:style-name="ce28" table:number-columns-repeated="3"/>
          <table:table-cell table:style-name="ce31"/>
          <table:table-cell table:number-columns-repeated="251"/>
        </table:table-row>
        <table:table-row table:style-name="ro7">
          <table:table-cell table:style-name="ce39"/>
          <table:table-cell table:style-name="ce36"/>
          <table:table-cell table:style-name="ce40" table:number-columns-repeated="3"/>
          <table:table-cell table:number-columns-repeated="251"/>
        </table:table-row>
        <table:table-row table:style-name="ro13">
          <table:table-cell table:style-name="Default" table:number-columns-repeated="5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</table:table>
      <table:table table:name="7 Fillmore NW" table:style-name="ta7" table:print="false">
        <table:table-column table:style-name="co10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1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6">
          <table:table-cell table:style-name="ce1" office:value-type="string">
            <text:p>7 Fillmore NW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18">
          <table:table-cell table:style-name="ce2" office:value-type="string" table:number-columns-spanned="5" table:number-rows-spanned="2">
            <text:p>Este territorio incluye todo el Norte y Oeste de Fillmore. Norte de Center St y Oeste de Main St. Incluye los rurales, McCornick, Holden, Flowell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2"/>40 W <text:s/>100 N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75 W <text:s/>100 N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80 W <text:s/>100 N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365 W <text:s/>100 N <text:s text:c="4"/>casa azul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/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office:value-type="string">
            <text:p><text:s text:c="4"/>75 W <text:s text:c="2"/>200 N</text:p>
          </table:table-cell>
          <table:table-cell table:number-columns-repeated="255"/>
        </table:table-row>
        <table:table-row table:style-name="ro5">
          <table:table-cell office:value-type="string">
            <text:p><text:s text:c="2"/>345 W <text:s/>200 N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4"/>40 W <text:s/>300 N</text:p>
          </table:table-cell>
          <table:table-cell table:number-columns-repeated="255"/>
        </table:table-row>
        <table:table-row table:style-name="ro5">
          <table:table-cell office:value-type="string">
            <text:p><text:s text:c="3"/>80 W <text:s text:c="2"/>300 N</text:p>
          </table:table-cell>
          <table:table-cell table:number-columns-repeated="255"/>
        </table:table-row>
        <table:table-row table:style-name="ro5">
          <table:table-cell office:value-type="string">
            <text:p><text:s text:c="2"/>320 W <text:s/>300 N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10">
          <table:table-cell office:value-type="string">
            <text:p><text:s text:c="2"/>120 W <text:s/>400 N casa rosa N</text:p>
          </table:table-cell>
          <table:table-cell table:number-columns-repeated="255"/>
        </table:table-row>
        <table:table-row table:style-name="ro5">
          <table:table-cell office:value-type="string">
            <text:p><text:s text:c="2"/>310 W <text:s/>500 N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4"/>80 N <text:s/>100 W</text:p>
          </table:table-cell>
          <table:table-cell table:number-columns-repeated="255"/>
        </table:table-row>
        <table:table-row table:style-name="ro5">
          <table:table-cell office:value-type="string">
            <text:p><text:s text:c="4"/>90 N <text:s/>100 W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4"/>90 N <text:s/>2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225 N <text:s/>2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415 N <text:s/>2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465 N <text:s/>200 W</text:p>
          </table:table-cell>
          <table:table-cell table:number-columns-repeated="255"/>
        </table:table-row>
        <table:table-row table:style-name="ro5">
          <table:table-cell table:number-columns-repeated="3"/>
          <table:table-cell table:style-name="ce31"/>
          <table:table-cell table:style-name="ce33"/>
          <table:table-cell table:style-name="ce2" table:number-columns-repeated="2"/>
          <table:table-cell table:number-columns-repeated="249"/>
        </table:table-row>
        <table:table-row table:style-name="ro5">
          <table:table-cell office:value-type="string">
            <text:p><text:s text:c="3"/>45 N <text:s text:c="2"/>300 W</text:p>
          </table:table-cell>
          <table:table-cell table:number-columns-repeated="255"/>
        </table:table-row>
        <table:table-row table:style-name="ro10">
          <table:table-cell office:value-type="string">
            <text:p><text:s text:c="3"/>55 N <text:s/>300 W frente</text:p>
          </table:table-cell>
          <table:table-cell/>
          <table:table-cell table:style-name="ce26" table:number-columns-repeated="2"/>
          <table:table-cell table:number-columns-repeated="252"/>
        </table:table-row>
        <table:table-row table:style-name="ro10">
          <table:table-cell office:value-type="string">
            <text:p><text:s text:c="3"/>55 N <text:s/>300 W atras</text:p>
          </table:table-cell>
          <table:table-cell table:number-columns-repeated="255"/>
        </table:table-row>
        <table:table-row table:style-name="ro5">
          <table:table-cell office:value-type="string">
            <text:p><text:s text:c="3"/>65 N <text:s text:c="2"/>3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165 N <text:s/>300 W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175 N <text:s/>300 W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table:number-columns-repeated="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office:value-type="string">
            <text:p><text:s text:c="2"/>170 N <text:s/>400 W</text:p>
          </table:table-cell>
          <table:table-cell/>
          <table:table-cell table:style-name="ce27" table:number-columns-repeated="2"/>
          <table:table-cell table:style-name="ce34"/>
          <table:table-cell table:number-columns-repeated="251"/>
        </table:table-row>
        <table:table-row table:style-name="ro5">
          <table:table-cell office:value-type="string">
            <text:p><text:s text:c="2"/>195 W <text:s/>500 S</text:p>
          </table:table-cell>
          <table:table-cell/>
          <table:table-cell table:style-name="ce27" table:number-columns-repeated="2"/>
          <table:table-cell table:style-name="ce34"/>
          <table:table-cell table:number-columns-repeated="251"/>
        </table:table-row>
        <table:table-row table:style-name="ro10">
          <table:table-cell office:value-type="string">
            <text:p><text:s text:c="2"/>310?W Center St. <text:s/>(gris)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2"/>340 W Center #4 <text:s/>(gris)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2"/>356 W Center St.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2"/>370 W <text:s/>Center St.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0">
          <table:table-cell office:value-type="string">
            <text:p><text:s text:c="2"/>375 W <text:s/>Center St. Trailers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table:style-name="ce41" office:value-type="string">
            <text:p><text:s/>(haga todos)</text:p>
          </table:table-cell>
          <table:table-cell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 table:number-rows-repeated="5">
          <table:table-cell table:number-columns-repeated="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 table:number-rows-repeated="15">
          <table:table-cell table:number-columns-repeated="2"/>
          <table:table-cell table:style-name="ce28" table:number-columns-repeated="2"/>
          <table:table-cell table:style-name="ce31"/>
          <table:table-cell table:number-columns-repeated="251"/>
        </table:table-row>
        <table:table-row table:style-name="ro5">
          <table:table-cell table:style-name="ce7"/>
          <table:table-cell table:style-name="ce16"/>
          <table:table-cell table:style-name="ce40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office:value-type="string">
            <text:p><text:s text:c="3"/></text:p>
          </table:table-cell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Default"/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</table:table>
      <table:table table:name="8 Fillmore NE" table:style-name="ta8" table:print="false">
        <table:table-column table:style-name="co10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1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6">
          <table:table-cell table:style-name="ce1" office:value-type="string">
            <text:p>8 Fillmore NE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19">
          <table:table-cell table:style-name="ce2" office:value-type="string" table:number-columns-spanned="5" table:number-rows-spanned="2">
            <text:p>Este territorio incluye todo el Norte y Este de Fillmore. Norte de Center St y Este de Main St. Incluye los rurales, Scipio, etc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3"/>30 E <text:s/>Center St. <text:s/># 16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/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20 E <text:s/>300 N <text:s/>Trailers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# 1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# 2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office:value-type="string">
            <text:p><text:s text:c="3"/># 4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5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9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0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1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2"/>80 E <text:s/>300 N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2"/>50 N <text:s/>Main St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6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9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1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5</text:p>
          </table:table-cell>
          <table:table-cell table:number-columns-repeated="255"/>
        </table:table-row>
        <table:table-row table:style-name="ro5">
          <table:table-cell office:value-type="string">
            <text:p><text:s text:c="3"/># 17</text:p>
          </table:table-cell>
          <table:table-cell table:number-columns-repeated="255"/>
        </table:table-row>
        <table:table-row table:style-name="ro5" table:number-rows-repeated="2">
          <table:table-cell table:number-columns-repeated="256"/>
        </table:table-row>
        <table:table-row table:style-name="ro10">
          <table:table-cell office:value-type="string">
            <text:p><text:s text:c="2"/>240 N <text:s text:c="2"/>STATE St. SCIPIO</text:p>
          </table:table-cell>
          <table:table-cell table:number-columns-repeated="255"/>
        </table:table-row>
        <table:table-row table:style-name="ro5">
          <table:table-cell table:number-columns-repeated="3"/>
          <table:table-cell table:style-name="ce31"/>
          <table:table-cell table:style-name="ce33"/>
          <table:table-cell table:style-name="ce2" table:number-columns-repeated="2"/>
          <table:table-cell table:number-columns-repeated="249"/>
        </table:table-row>
        <table:table-row table:style-name="ro20">
          <table:table-cell office:value-type="string">
            <text:p>Saliendo de Delta y Siguiendo Hwy 50 a Filmore hay casas situadas un poco más al sur de McCornick Rd y en los rurales de McCornick</text:p>
          </table:table-cell>
          <table:table-cell table:number-columns-repeated="255"/>
        </table:table-row>
        <table:table-row table:style-name="ro5">
          <table:table-cell table:number-columns-repeated="2"/>
          <table:table-cell table:style-name="ce26" table:number-columns-repeated="2"/>
          <table:table-cell table:number-columns-repeated="252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2">
          <table:table-cell table:style-name="ce33"/>
          <table:table-cell table:style-name="ce38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 table:number-rows-repeated="2">
          <table:table-cell table:number-columns-repeated="2"/>
          <table:table-cell table:style-name="ce27" table:number-columns-repeated="2"/>
          <table:table-cell table:style-name="ce34"/>
          <table:table-cell table:number-columns-repeated="251"/>
        </table:table-row>
        <table:table-row table:style-name="ro5">
          <table:table-cell table:number-columns-repeated="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5">
          <table:table-cell table:style-name="ce42" table:number-columns-repeated="2"/>
          <table:table-cell table:style-name="ce40" table:number-columns-repeated="3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office:value-type="string">
            <text:p><text:s text:c="3"/></text:p>
          </table:table-cell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Default"/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</table:table>
      <table:table table:name="9 Fillmore Sur" table:style-name="ta9" table:print="false">
        <table:table-column table:style-name="co10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1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6">
          <table:table-cell table:style-name="ce1" office:value-type="string">
            <text:p>9 Fillmore Sur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21">
          <table:table-cell table:style-name="ce2" office:value-type="string" table:number-columns-spanned="5" table:number-rows-spanned="2">
            <text:p>Este territorio incluye todo el Sur de Fillmore. Sur de Center St y ambos lados de Main St. Incluye los rurales, etc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4"/>70 E <text:s/>100 S <text:s text:c="4"/>esposo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155 E <text:s/>300 S <text:s text:c="2"/>casa sola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/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80 W <text:s/>200 S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2"/>145 W <text:s/>200 S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3"/>35 W <text:s/>300 S</text:p>
          </table:table-cell>
          <table:table-cell table:number-columns-repeated="255"/>
        </table:table-row>
        <table:table-row table:style-name="ro10">
          <table:table-cell office:value-type="string">
            <text:p><text:s text:c="3"/>50 W <text:s/>300 S <text:s/># 2</text:p>
          </table:table-cell>
          <table:table-cell table:number-columns-repeated="255"/>
        </table:table-row>
        <table:table-row table:style-name="ro10">
          <table:table-cell office:value-type="string">
            <text:p><text:s text:c="3"/>95 W <text:s/>300 S <text:s/># A</text:p>
          </table:table-cell>
          <table:table-cell table:number-columns-repeated="255"/>
        </table:table-row>
        <table:table-row table:style-name="ro10">
          <table:table-cell office:value-type="string">
            <text:p><text:s text:c="3"/>95 W <text:s/>300 S <text:s/># B</text:p>
          </table:table-cell>
          <table:table-cell table:number-columns-repeated="255"/>
        </table:table-row>
        <table:table-row table:style-name="ro5">
          <table:table-cell office:value-type="string">
            <text:p><text:s text:c="3"/>365 W <text:s/>400 S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<text:s text:c="2"/>460 S <text:s text:c="2"/>2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185 S <text:s text:c="2"/>3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210 S <text:s text:c="2"/>400 W</text:p>
          </table:table-cell>
          <table:table-cell table:number-columns-repeated="255"/>
        </table:table-row>
        <table:table-row table:style-name="ro5">
          <table:table-cell office:value-type="string">
            <text:p><text:s text:c="2"/>220 S <text:s text:c="2"/>400 W</text:p>
          </table:table-cell>
          <table:table-cell table:number-columns-repeated="255"/>
        </table:table-row>
        <table:table-row table:style-name="ro5" table:number-rows-repeated="6">
          <table:table-cell table:number-columns-repeated="256"/>
        </table:table-row>
        <table:table-row table:style-name="ro5">
          <table:table-cell table:style-name="ce7"/>
          <table:table-cell table:style-name="ce16"/>
          <table:table-cell table:style-name="ce40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office:value-type="string">
            <text:p><text:s text:c="3"/></text:p>
          </table:table-cell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Default"/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</table:table>
      <table:table table:name="10 Hinckley" table:style-name="ta10" table:print="false">
        <table:table-column table:style-name="co10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1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10 Hinckley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21">
          <table:table-cell table:style-name="ce2" office:value-type="string" table:number-columns-spanned="5" table:number-rows-spanned="2">
            <text:p>Este territorio incluye todo Hinckley. Incluye los rurales, norte del ciudad, Deseret, Oasis, etc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4"/>10 S <text:s text:c="2"/>100 W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625 N <text:s text:c="2"/>250 W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190 E <text:s text:c="2"/>400 N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264 E <text:s text:c="2"/>400 N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625 N <text:s text:c="2"/>400 W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office:value-type="string">
            <text:p><text:s text:c="3"/>238 W <text:s/>100 N</text:p>
          </table:table-cell>
          <table:table-cell table:number-columns-repeated="255"/>
        </table:table-row>
        <table:table-row table:style-name="ro5">
          <table:table-cell office:value-type="string">
            <text:p><text:s text:c="3"/>400 W <text:s/>700 N</text:p>
          </table:table-cell>
          <table:table-cell table:number-columns-repeated="255"/>
        </table:table-row>
        <table:table-row table:style-name="ro10">
          <table:table-cell office:value-type="string">
            <text:p><text:s text:c="4"/>36 W <text:s text:c="2"/>CENTER St.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10">
          <table:table-cell office:value-type="string">
            <text:p><text:s text:c="4"/>129 N <text:s text:c="3"/>MAIN St.</text:p>
          </table:table-cell>
          <table:table-cell table:number-columns-repeated="255"/>
        </table:table-row>
        <table:table-row table:style-name="ro10">
          <table:table-cell office:value-type="string">
            <text:p><text:s text:c="3"/>1000 N <text:s text:c="2"/>MAIN St.</text:p>
          </table:table-cell>
          <table:table-cell table:number-columns-repeated="255"/>
        </table:table-row>
        <table:table-row table:style-name="ro5" table:number-rows-repeated="3">
          <table:table-cell table:number-columns-repeated="256"/>
        </table:table-row>
        <table:table-row table:style-name="ro10">
          <table:table-cell office:value-type="string">
            <text:p><text:s text:c="2"/>1754 S <text:s text:c="2"/>1250 W <text:s text:c="6"/>Oasis</text:p>
          </table:table-cell>
          <table:table-cell table:number-columns-repeated="255"/>
        </table:table-row>
        <table:table-row table:style-name="ro10">
          <table:table-cell office:value-type="string">
            <text:p><text:s text:c="2"/>3995 S <text:s text:c="2"/>2500 W <text:s text:c="6"/>Oasis</text:p>
          </table:table-cell>
          <table:table-cell table:number-columns-repeated="255"/>
        </table:table-row>
        <table:table-row table:style-name="ro10">
          <table:table-cell office:value-type="string">
            <text:p><text:s text:c="2"/>1901 W <text:s text:c="2"/>4500 S <text:s text:c="6"/>Oasis</text:p>
          </table:table-cell>
          <table:table-cell table:number-columns-repeated="255"/>
        </table:table-row>
        <table:table-row table:style-name="ro5" table:number-rows-repeated="5">
          <table:table-cell table:number-columns-repeated="256"/>
        </table:table-row>
        <table:table-row table:style-name="ro5">
          <table:table-cell table:style-name="ce7"/>
          <table:table-cell table:style-name="ce16"/>
          <table:table-cell table:style-name="ce40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office:value-type="string">
            <text:p><text:s text:c="3"/></text:p>
          </table:table-cell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Default"/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</table:table>
      <table:table table:name="11 Kanosh" table:style-name="ta11" table:print="false">
        <table:table-column table:style-name="co12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3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6">
          <table:table-cell table:style-name="ce1" office:value-type="string">
            <text:p>11 Kanosh - Meadow</text:p>
          </table:table-cell>
          <table:table-cell table:style-name="ce2" table:number-columns-repeated="4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22">
          <table:table-cell table:style-name="ce2" office:value-type="string" table:number-columns-spanned="5" table:number-rows-spanned="2">
            <text:p>Este territorio incluye todo el Kanosh y Meadow. Incluye los rurales, Cove Fort al sur, etc. Por favor, haga un censo del territorio.</text:p>
          </table:table-cell>
          <table:covered-table-cell table:number-columns-repeated="4" table:style-name="Default"/>
          <table:table-cell table:number-columns-repeated="251"/>
        </table:table-row>
        <table:table-row table:style-name="ro2">
          <table:covered-table-cell table:number-columns-repeated="5" table:style-name="Default"/>
          <table:table-cell table:number-columns-repeated="251"/>
        </table:table-row>
        <table:table-row table:style-name="ro2">
          <table:table-cell table:style-name="ce2" table:number-columns-repeated="5"/>
          <table:table-cell table:number-columns-repeated="251"/>
        </table:table-row>
        <table:table-row table:style-name="ro4">
          <table:table-cell table:style-name="ce3" office:value-type="string">
            <text:p>Direccion</text:p>
          </table:table-cell>
          <table:table-cell table:style-name="ce9" office:value-type="string">
            <text:p>Intento 1</text:p>
          </table:table-cell>
          <table:table-cell table:style-name="ce9" office:value-type="string">
            <text:p>Intento 2</text:p>
          </table:table-cell>
          <table:table-cell table:style-name="ce9" office:value-type="string">
            <text:p>Intento 3</text:p>
          </table:table-cell>
          <table:table-cell table:style-name="ce13" office:value-type="string">
            <text:p>Anotaciones</text:p>
          </table:table-cell>
          <table:table-cell table:number-columns-repeated="251"/>
        </table:table-row>
        <table:table-row table:style-name="ro2">
          <table:table-cell table:style-name="ce17"/>
          <table:table-cell table:style-name="ce20" table:number-columns-repeated="3"/>
          <table:table-cell table:style-name="ce23"/>
          <table:table-cell table:number-columns-repeated="251"/>
        </table:table-row>
        <table:table-row table:style-name="ro5">
          <table:table-cell table:style-name="ce5" office:value-type="string">
            <text:p><text:s text:c="4"/>10 S <text:s text:c="2"/>100 W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625 N <text:s text:c="2"/>250 W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190 E <text:s text:c="2"/>400 N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264 E <text:s text:c="2"/>400 N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table:style-name="ce4" office:value-type="string">
            <text:p><text:s text:c="3"/>625 N <text:s text:c="2"/>400 W</text:p>
          </table:table-cell>
          <table:table-cell table:style-name="ce10" table:number-columns-repeated="3"/>
          <table:table-cell table:style-name="ce14"/>
          <table:table-cell table:number-columns-repeated="251"/>
        </table:table-row>
        <table:table-row table:style-name="ro5">
          <table:table-cell office:value-type="string">
            <text:p><text:s text:c="3"/>238 W <text:s/>100 N</text:p>
          </table:table-cell>
          <table:table-cell table:number-columns-repeated="255"/>
        </table:table-row>
        <table:table-row table:style-name="ro5">
          <table:table-cell office:value-type="string">
            <text:p><text:s text:c="3"/>400 W <text:s/>700 N</text:p>
          </table:table-cell>
          <table:table-cell table:number-columns-repeated="255"/>
        </table:table-row>
        <table:table-row table:style-name="ro10">
          <table:table-cell office:value-type="string">
            <text:p><text:s text:c="4"/>36 W <text:s text:c="2"/>CENTER St.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10">
          <table:table-cell office:value-type="string">
            <text:p><text:s text:c="4"/>129 N <text:s text:c="3"/>MAIN St.</text:p>
          </table:table-cell>
          <table:table-cell table:number-columns-repeated="255"/>
        </table:table-row>
        <table:table-row table:style-name="ro10">
          <table:table-cell office:value-type="string">
            <text:p><text:s text:c="3"/>1000 N <text:s text:c="2"/>MAIN St.</text:p>
          </table:table-cell>
          <table:table-cell table:number-columns-repeated="255"/>
        </table:table-row>
        <table:table-row table:style-name="ro5" table:number-rows-repeated="3">
          <table:table-cell table:number-columns-repeated="256"/>
        </table:table-row>
        <table:table-row table:style-name="ro10">
          <table:table-cell office:value-type="string">
            <text:p><text:s text:c="2"/>1754 S <text:s text:c="2"/>1250 W <text:s text:c="6"/>Oasis</text:p>
          </table:table-cell>
          <table:table-cell table:number-columns-repeated="255"/>
        </table:table-row>
        <table:table-row table:style-name="ro10">
          <table:table-cell office:value-type="string">
            <text:p><text:s text:c="2"/>3995 S <text:s text:c="2"/>2500 W <text:s text:c="6"/>Oasis</text:p>
          </table:table-cell>
          <table:table-cell table:number-columns-repeated="255"/>
        </table:table-row>
        <table:table-row table:style-name="ro10">
          <table:table-cell office:value-type="string">
            <text:p><text:s text:c="2"/>1901 W <text:s text:c="2"/>4500 S <text:s text:c="6"/>Oasis</text:p>
          </table:table-cell>
          <table:table-cell table:number-columns-repeated="255"/>
        </table:table-row>
        <table:table-row table:style-name="ro5" table:number-rows-repeated="5">
          <table:table-cell table:number-columns-repeated="256"/>
        </table:table-row>
        <table:table-row table:style-name="ro5">
          <table:table-cell table:style-name="ce7"/>
          <table:table-cell table:style-name="ce16"/>
          <table:table-cell table:style-name="ce40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2" office:value-type="string" table:number-columns-spanned="2" table:number-rows-spanned="1">
            <text:p>H = Hombre <text:s text:c="2"/>M = Mujer <text:s text:c="2"/>J = Joven <text:s text:c="2"/>Ñ = Niño</text:p>
          </table:table-cell>
          <table:covered-table-cell table:style-name="Default"/>
          <table:table-cell table:style-name="ce30"/>
          <table:table-cell table:style-name="ce32" office:value-type="string" table:number-columns-spanned="2" table:number-rows-spanned="1">
            <text:p>Por favor, haga un censo del territorio.</text:p>
          </table:table-cell>
          <table:covered-table-cell table:style-name="Default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office:value-type="string">
            <text:p><text:s text:c="3"/></text:p>
          </table:table-cell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Default"/>
          <table:table-cell table:style-name="ce37"/>
          <table:table-cell table:style-name="Default" table:number-columns-repeated="3"/>
          <table:table-cell table:number-columns-repeated="251"/>
        </table:table-row>
        <table:table-row table:style-name="ro5">
          <table:table-cell table:style-name="ce37" table:number-columns-repeated="2"/>
          <table:table-cell table:style-name="Default" table:number-columns-repeated="3"/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rebuchet MS" svg:font-family="'Trebuchet MS'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25"/>
    <style:style style:name="Comma" style:family="table-cell" style:parent-style-name="Default" style:data-style-name="N128"/>
    <style:style style:name="Comma_20__5b_0_5d_" style:display-name="Comma 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_20_Delta_20_SE" style:display-name="PageStyle_1 Delta 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0_Delta_20_NE" style:display-name="PageStyle_2 Delta 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_20_Delta_20_NW" style:display-name="PageStyle_3 Delta N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20_Delta_20_SW" style:display-name="PageStyle_4 Delta 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Delta_20_Trailers" style:display-name="PageStyle_5 Delta Trail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_20_Delta_20_Manor" style:display-name="PageStyle_6 Delta Man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_20_Fillmore_20_NW" style:display-name="PageStyle_7 Fillmore N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20_Fillmore_20_NE" style:display-name="PageStyle_8 Fillmore 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20_Fillmore_20_Sur" style:display-name="PageStyle_9 Fillmore 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0_Hinckley" style:display-name="PageStyle_10 Hinckl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_20_Kanosh" style:display-name="PageStyle_11 Kanos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4T21:29:43.38</dc:date>
    <meta:editing-duration>P0D</meta:editing-duration>
    <meta:editing-cycles>1</meta:editing-cycles>
    <meta:document-statistic meta:table-count="11" meta:cell-count="321" meta:object-count="0"/>
    <meta:generator>LibreOffice/4.0.5.2$Windows_x86 LibreOffice_project/5464147a081647a250913f19c0715bca595af2f</meta:generator>
  </office:meta>
</office:document-meta>
</file>